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xlFunction.execute( SampleResult previousResult , Sampler currentSamp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exl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